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- SISTEMA DE SEGURIDAD CCTV</text:p>
      <text:p text:style-name="Standard"/>
      <text:p text:style-name="Standard">2.-CABLEADO ESTRUCTURADO</text:p>
      <text:p text:style-name="Standard"/>
      <text:p text:style-name="Standard">3.- ALARMAS Y SISTEMA CONTRA INCENDIO</text:p>
      <text:p text:style-name="Standard"/>
      <text:p text:style-name="Standard">4.- BARRERAS VEHICULARES </text:p>
      <text:p text:style-name="Standard"/>
      <text:p text:style-name="Standard">5.- CONTROL DE ACCESO </text:p>
      <text:p text:style-name="Standard"/>
      <text:p text:style-name="Standard">6.- SEGURIDAD PERIMETRAL </text:p>
      <text:p text:style-name="Standard"/>
      <text:p text:style-name="Standard"/>
      <text:p text:style-name="Standard"/>
      <text:p text:style-name="Standard">En el chat me gustaria que dijera </text:p>
      <text:p text:style-name="Standard"/>
      <text:p text:style-name="Standard">¿tienes problemas con tus equipos?</text:p>
      <text:p text:style-name="Standard">Solicita tu servicio </text:p>
      <text:p text:style-name="Standard"/>
      <text:p text:style-name="Standard">nombre : </text:p>
      <text:p text:style-name="Standard">telefono:</text:p>
      <text:p text:style-name="Standard">email:</text:p>
      <text:p text:style-name="Standard">mensaje:</text:p>
      <text:p text:style-name="Standard"/>
      <text:p text:style-name="Standard"/>
      <text:p text:style-name="Standard">un representante se pondra en contact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cd </meta:initial-creator>
    <meta:creation-date>2017-02-22T22:37:05.54</meta:creation-date>
    <meta:document-statistic meta:table-count="0" meta:image-count="0" meta:object-count="0" meta:page-count="1" meta:paragraph-count="14" meta:word-count="49" meta:character-count="322"/>
    <dc:date>2017-02-22T22:43:56.16</dc:date>
    <dc:creator>scd </dc:creator>
    <meta:editing-duration>PT6M52S</meta:editing-duration>
    <meta:editing-cycles>1</meta:editing-cycles>
    <meta:generator>OpenOffice/4.1.1$Win32 OpenOffice.org_project/411m6$Build-9775</meta:generator>
  </office:meta>
</office:document-meta>
</file>